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1)</text:span></text:p>
      <text:p text:style-name="P1"><text:span text:style-name="T1">To: HR</text:span></text:p>
      <text:p text:style-name="P1"><text:span text:style-name="T1">Subject: 5968_Ashwini H Facing issue in timesheet</text:span></text:p>
      <text:p text:style-name="P1"><text:span text:style-name="T1">Hi Ashwini,</text:span></text:p>
      <text:p text:style-name="P1"><text:span text:style-name="T1">I'm facing issue in filling the timesheet from 25th of august. Please consider this issue on prioriy as it is going to cause delay in receiving my salary.</text:span></text:p>
      <text:p text:style-name="P1"><text:span text:style-name="T1">Regards,</text:span></text:p>
      <text:p text:style-name="P1"><text:span text:style-name="T1">Ashwini H</text:span></text:p>
      <text:p text:style-name="P1"><text:span text:style-name="T1">2)</text:span></text:p>
      <text:p text:style-name="P1"><text:span text:style-name="T1">To: Project lead</text:span></text:p>
      <text:p text:style-name="P1"><text:span text:style-name="T1">Subject: Project name : Updates and support </text:span></text:p>
      <text:p text:style-name="P1"><text:span text:style-name="T1">Hi Ashwini,</text:span></text:p>
      <text:p text:style-name="P1"><text:span text:style-name="T1">The project assigned to me is under process and 50 percent of the project is completed till now i.e. till 25th of august. I'm stuck in rectifying the error during compilation for which I would require your support in rectying the problem.</text:span></text:p>
      <text:p text:style-name="P1"><text:span text:style-name="T1">Can I get your help so that I could complete the project within two days once the problem is rectified.</text:span></text:p>
      <text:p text:style-name="P1"><text:span text:style-name="T1">Regards,</text:span></text:p>
      <text:p text:style-name="P1"><text:span text:style-name="T1">Ashwini H</text:span></text:p>
      <text:p text:style-name="P1"><text:span text:style-name="T1">3)</text:span></text:p>
      <text:p text:style-name="P1"><text:span text:style-name="T1">To: Reporting Manager</text:span></text:p>
      <text:p text:style-name="P1"><text:span text:style-name="T1">Subject: Requesting leave for a week</text:span></text:p>
      <text:p text:style-name="P1"><text:span text:style-name="T1">Hi Ashwini,</text:span></text:p>
      <text:p text:style-name="P1"><text:span text:style-name="T1">I would like to ask for your approval for one week leave starting from 25th of Aug to 31st of Aug as my father is undergoing a major operation and my presence there is very much essential.</text:span></text:p>
      <text:p text:style-name="P1"><text:span text:style-name="T1">Regards,</text:span></text:p>
      <text:p text:style-name="P1"><text:span text:style-name="T1">Ashwini H</text:span></text:p>
      <text:p text:style-name="P1"><text:span text:style-name="T1">4)</text:span></text:p>
      <text:p text:style-name="P1"><text:span text:style-name="T1">To: Manager</text:span></text:p>
      <text:p text:style-name="P1"><text:span text:style-name="T1">Subject: Information regarding techtalk</text:span></text:p>
      <text:p text:style-name="P1"><text:span text:style-name="T1">Hi Ashwini,</text:span></text:p>
      <text:p text:style-name="P1"><text:span text:style-name="T1">I'm planning to talk about the "Product Designing"<text:s text:c="2"/>for the upcoming techtalk with top management which is conducted every month. The time is scheduled from 10 a.m. to 11:30 am on 25th of august. There are around 50 people involved in this event. I would require 4 hours to prepare for this talk.</text:span></text:p>
      <text:p text:style-name="P1"><text:span text:style-name="T1">Regards</text:span></text:p>
      <text:p text:style-name="P1"><text:span text:style-name="T1">Ashwini H </text:span></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